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Verdana1"/>
    </style:style>
    <style:style style:name="T1" style:family="text">
      <style:text-properties style:font-name="Verdana1"/>
    </style:style>
    <style:style style:name="T2" style:family="text">
      <style:text-properties style:font-name="Verdana1" fo:font-weight="bold"/>
    </style:style>
    <style:style style:name="T3" style:family="text">
      <style:text-properties style:font-name="Verdana1" style:text-underline-style="solid" style:text-underline-width="auto" style:text-underline-color="font-color"/>
    </style:style>
    <style:style style:name="T4" style:family="text">
      <style:text-properties style:font-name="Verdana1" style:text-underline-style="solid" style:text-underline-width="auto" style:text-underline-color="font-color" fo:font-weight="bold"/>
    </style:style>
    <style:style style:name="T5" style:family="text">
      <style:text-properties style:font-name="Verdana1" fo:font-size="14pt"/>
    </style:style>
    <style:style style:name="T6" style:family="text">
      <style:text-properties style:font-name="Verdana1" fo:font-size="14pt" style:text-underline-style="solid" style:text-underline-width="auto" style:text-underline-color="font-color"/>
    </style:style>
    <style:style style:name="T7" style:family="text">
      <style:text-properties style:font-name="Verdana1" fo:font-size="14pt" style:text-underline-style="solid" style:text-underline-width="auto" style:text-underline-color="font-color" fo:font-weight="bold"/>
    </style:style>
    <style:style style:name="T8" style:family="text">
      <style:text-properties style:font-name="Verdana1" fo:font-size="14pt" fo:font-weight="bold"/>
    </style:style>
    <style:style style:name="T9" style:family="text">
      <style:text-properties fo:font-weight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2">Creamy Noodle Side Dish</text:span><text:span text:style-name="T1"><text:line-break/><text:line-break/>1 cube (stick) butter<text:line-break/>mushrooms, chopped<text:line-break/>onions, diced<text:line-break/>cream, half-n-half or whole milk<text:line-break/>Italian spices, a couple of pinches<text:line-break/>½ cup parmesan cheese<text:line-break/>4 cups dry whole wheat linguini noodles, cooked<text:line-break/><text:line-break/>Melt butter and add your desired amount of mushrooms and onions. I usually add 2 or 3 large mushrooms and about ¼ cup or less chopped onions. But you can choose more or less. Sautee the veggies until they are nice and soft. Add the hot cooked noodles and a couple of pinches of Italian seasonings. Pour in enough cream to make a creamy consistency. Add the parmesan cheese and serve right away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6T17:59:08.21</meta:creation-date>
    <dc:date>2017-05-06T18:57:51.41</dc:date>
    <dc:creator>Crystal Miller</dc:creator>
    <meta:editing-duration>PT1M25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" meta:word-count="108" meta:character-count="615"/>
  </office:meta>
</office:document-meta>
</file>